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d3e" officeooo:paragraph-rsid="00102d3e"/>
    </style:style>
    <style:style style:name="P2" style:family="paragraph" style:parent-style-name="Standard">
      <style:text-properties officeooo:paragraph-rsid="00102d3e"/>
    </style:style>
    <style:style style:name="P3" style:family="paragraph" style:parent-style-name="Standard">
      <style:text-properties officeooo:rsid="0010850f" officeooo:paragraph-rsid="0010850f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2d3e" style:text-blinking="false" fo:background-color="transparent"/>
    </style:style>
    <style:style style:name="P5" style:family="paragraph" style:parent-style-name="Text_20_body">
      <style:text-properties officeooo:paragraph-rsid="0010850f"/>
    </style:style>
    <style:style style:name="T1" style:family="text">
      <style:text-properties officeooo:rsid="00102d3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2d3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850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0850f" style:text-blinking="false" fo:background-color="transparent" loext:char-shading-value="0" style:font-size-asian="11pt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10850f" style:text-blinking="false" fo:background-color="transparent" loext:char-shading-value="0" style:font-size-asian="11pt" style:font-style-asian="normal" style:font-weight-asian="normal"/>
    </style:style>
    <style:style style:name="T8" style:family="text">
      <style:text-properties fo:font-weight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</text:p>
      <text:p text:style-name="P1"/>
      <text:p text:style-name="P2"><text:span text:style-name="T1">1. </text:span><text:span text:style-name="T1"><draw:frame draw:style-name="fr1" draw:name="Object1" text:anchor-type="as-char" svg:y="-0.2437in" svg:width="1.4134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/>
      <text:p text:style-name="P2"><draw:frame draw:style-name="fr1" draw:name="Object2" text:anchor-type="as-char" svg:y="-0.2598in" svg:width="1.7354in" svg:height="0.423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<text:bookmark text:name="docs-internal-guid-093f8066-fc97-e00b-cf5a-28f825b796e3"/>2. node(‘<text:span text:style-name="T1">u</text:span>, leaf(<text:span text:style-name="T1">2</text:span>), leaf(<text:span text:style-name="T1">8</text:span>))</text:p>
      <text:p text:style-name="Text_20_body"><text:span text:style-name="T8"><text:line-break/></text:span><text:span text:style-name="T2">node(‘</text:span><text:span text:style-name="T3">q</text:span><text:span text:style-name="T2">, node(‘</text:span><text:span text:style-name="T3">e</text:span><text:span text:style-name="T2">, leaf(</text:span><text:span text:style-name="T3">15</text:span><text:span text:style-name="T2">), leaf(</text:span><text:span text:style-name="T3">8</text:span><text:span text:style-name="T2">)), leaf(1))</text:span></text:p>
      <text:p text:style-name="Text_20_body"><text:span text:style-name="T2"/></text:p>
      <text:p text:style-name="P5"><text:span text:style-name="T4">3. node(‘</text:span><text:span text:style-name="T3">u</text:span><text:span text:style-name="T4">, leaf(</text:span><text:span text:style-name="T3">2</text:span><text:span text:style-name="T4">), leaf(</text:span><text:span text:style-name="T3">8</text:span><text:span text:style-name="T4">)) </text:span><text:span text:style-name="T6">ε</text:span><text:span text:style-name="T5"> S</text:span></text:p>
      <text:p text:style-name="P5"><text:span text:style-name="T4">leaf(2) </text:span><text:span text:style-name="T6">ε </text:span><text:span text:style-name="T7">DTree</text:span></text:p>
      <text:p text:style-name="P5"><text:span text:style-name="T7">leaf(8) </text:span><text:span text:style-name="T6">ε</text:span><text:span text:style-name="T7"> Dtree</text:span></text:p>
      <text:p text:style-name="P5"><text:span text:style-name="T7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41:47.616331865</meta:creation-date>
    <dc:date>2016-02-19T21:56:01.629055778</dc:date>
    <meta:editing-duration>PT14M14S</meta:editing-duration>
    <meta:editing-cycles>2</meta:editing-cycles>
    <meta:generator>LibreOffice/5.0.5.2$Linux_X86_64 LibreOffice_project/00m0$Build-2</meta:generator>
    <meta:document-statistic meta:table-count="0" meta:image-count="0" meta:object-count="2" meta:page-count="1" meta:paragraph-count="9" meta:word-count="37" meta:character-count="217" meta:non-whitespace-character-count="186"/>
  </office:meta>
</office:document-meta>
</file>

<file path=Object 1/content.xml><?xml version="1.0" encoding="utf-8"?>
<math xmlns="http://www.w3.org/1998/Math/MathML" display="block">
  <semantics>
    <mfrac>
      <mrow>
        <mi>n</mi>
        <mi>ε</mi>
        <mi>N</mi>
      </mrow>
      <mrow>
        <mi mathvariant="italic">leaf</mi>
        <mrow>
          <mo fence="true" stretchy="false">(</mo>
          <mrow>
            <mi>n</mi>
          </mrow>
          <mo fence="true" stretchy="false">)</mo>
        </mrow>
        <mi>ε</mi>
        <mi mathvariant="italic">DTree</mi>
        <mrow>
          <mo fence="true" stretchy="false">(</mo>
          <mrow>
            <mi>N</mi>
          </mrow>
          <mo fence="true" stretchy="false">)</mo>
        </mrow>
      </mrow>
    </mfrac>
    <annotation encoding="StarMath 5.0"> {n ε N} over {leaf(n) ε DTree(N)} </annotation>
  </semantics>
</math>
</file>

<file path=Object 2/content.xml><?xml version="1.0" encoding="utf-8"?>
<math xmlns="http://www.w3.org/1998/Math/MathML" display="block">
  <semantics>
    <mfrac>
      <mrow>
        <mi>s</mi>
        <mi>ε</mi>
        <mi>S</mi>
        <mi>l</mi>
        <mi>,</mi>
        <mi>r</mi>
        <mi>ε</mi>
        <mi mathvariant="italic">DTree</mi>
        <mrow>
          <mo fence="true" stretchy="false">(</mo>
          <mrow>
            <mi>N</mi>
          </mrow>
          <mo fence="true" stretchy="false">)</mo>
        </mrow>
      </mrow>
      <mrow>
        <mi mathvariant="italic">node</mi>
        <mrow>
          <mo fence="true" stretchy="false">(</mo>
          <mrow>
            <mrow>
              <mi>s</mi>
              <mi>,</mi>
              <mi>l</mi>
              <mi>,</mi>
              <mi>r</mi>
            </mrow>
          </mrow>
          <mo fence="true" stretchy="false">)</mo>
        </mrow>
        <mi>ε</mi>
        <mi mathvariant="italic">DTree</mi>
        <mrow>
          <mo fence="true" stretchy="false">(</mo>
          <mrow>
            <mi>N</mi>
          </mrow>
          <mo fence="true" stretchy="false">)</mo>
        </mrow>
      </mrow>
    </mfrac>
    <annotation encoding="StarMath 5.0">{s ε S l,r ε DTree(N)} over {node(s, l, r) ε DTree(N)} </annotation>
  </semantics>
</math>
</file>